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/>
    <style:font-face style:name="Segoe UI1" svg:font-family="'Segoe UI'"/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8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normal" style:font-name-asian="Segoe UI1" style:font-size-asian="10pt" style:font-weight-asian="normal" style:font-name-complex="Segoe UI1" style:font-size-complex="10pt" style:font-weight-complex="normal"/>
    </style:style>
    <style:style style:name="P9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normal" style:font-name-asian="Segoe UI1" style:font-size-asian="10pt" style:font-weight-asian="normal" style:font-name-complex="Segoe UI1" style:font-size-complex="10pt" style:font-weight-complex="normal"/>
    </style:style>
    <style:style style:name="P12" style:family="paragraph">
      <style:paragraph-properties fo:margin-left="0.635cm" fo:margin-right="0cm" fo:margin-top="0cm" fo:margin-bottom="0cm" fo:text-indent="-0.635cm" style:text-autospace="none"/>
      <style:text-properties fo:color="#ffffff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13" style:family="paragraph">
      <style:paragraph-properties fo:margin-left="0.635cm" fo:margin-right="0cm" fo:margin-top="0cm" fo:margin-bottom="0cm" fo:text-indent="0cm" style:text-autospace="none"/>
      <style:text-properties fo:color="#ffffff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14" style:family="paragraph">
      <style:paragraph-properties fo:margin-left="0cm" fo:margin-right="0cm" fo:margin-top="0cm" fo:margin-bottom="0cm" fo:text-indent="0cm" style:text-autospace="none"/>
      <style:text-properties fo:color="#ffffff" style:font-name="Segoe UI" fo:font-size="32pt" style:font-name-asian="Segoe UI1" style:font-size-asian="32pt" style:font-name-complex="Segoe UI1" style:font-size-complex="3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83ca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83ca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83caff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83caff" style:font-name="Segoe UI" fo:font-size="32pt" fo:text-shadow="1pt 1pt" style:font-size-asian="32pt" style:font-size-complex="32pt"/>
    </style:style>
    <style:style style:name="T10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1" style:family="text">
      <style:text-properties fo:color="#ffffff" style:font-name="Segoe UI" fo:font-size="32pt" fo:text-shadow="1pt 1pt" fo:font-weight="normal" style:font-name-asian="Segoe UI1" style:font-size-asian="32pt" style:font-weight-asian="bold" style:font-name-complex="Segoe UI1" style:font-size-complex="32pt" style:font-weight-complex="bold"/>
    </style:style>
    <style:style style:name="T12" style:family="text">
      <style:text-properties fo:color="#ffd320" style:font-name="Arial" fo:font-size="32pt" fo:text-shadow="1pt 1pt" fo:font-weight="normal" style:font-name-asian="Arial" style:font-size-asian="32pt" style:font-weight-asian="bold" style:font-name-complex="Arial" style:font-size-complex="32pt" style:font-weight-complex="bold"/>
    </style:style>
    <style:style style:name="T13" style:family="text">
      <style:text-properties fo:color="#ffffff" style:font-name="Segoe UI" fo:font-size="32pt" fo:text-shadow="1pt 1pt" fo:font-weight="normal" style:font-name-asian="Arial" style:font-size-asian="32pt" style:font-weight-asian="bold" style:font-name-complex="Arial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2.774cm" svg:x="1.524cm" svg:y="0.254cm">
          <draw:text-box>
            <text:p text:style-name="P1"><text:span text:style-name="T1">Psalmody</text:span></text:p>
            <text:p text:style-name="P1"><text:span text:style-name="T2">Psalm 136:1–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146cm" svg:height="6.263cm" svg:x="1.524cm" svg:y="0.254cm">
          <draw:text-box>
            <text:p text:style-name="P4"><text:span text:style-name="T3">1</text:span><text:span text:style-name="T4"> </text:span><text:span text:style-name="T5">Give thanks to the L</text:span><text:span text:style-name="T4">ORD</text:span><text:span text:style-name="T5">, for</text:span><text:span text:style-name="T5"> he is good,</text:span></text:p>
            <text:p text:style-name="P5"><text:span text:style-name="T6"><text:s text:c="5"/></text:span><text:span text:style-name="T6">for his steadfast love endures for</text:span><text:span text:style-name="T6">ever.</text:span></text:p>
            <text:p text:style-name="P6"><text:span text:style-name="T7">2</text:span><text:span text:style-name="T8"> </text:span><text:span text:style-name="T9">Give thanks to the</text:span><text:span text:style-name="T9"> God of gods,</text:span></text:p>
            <text:p text:style-name="P5"><text:span text:style-name="T6"><text:s text:c="5"/></text:span><text:span text:style-name="T6">for his steadfast love endures for</text:span><text:span text:style-name="T6">ever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146cm" svg:height="6.263cm" svg:x="1.524cm" svg:y="0.254cm">
          <draw:text-box>
            <text:p text:style-name="P4"><text:span text:style-name="T3">3</text:span><text:span text:style-name="T4"> </text:span><text:span text:style-name="T5">Give thanks to the</text:span><text:span text:style-name="T5"> Lord of lords,</text:span></text:p>
            <text:p text:style-name="P5"><text:span text:style-name="T6"><text:s text:c="5"/></text:span><text:span text:style-name="T6">for his steadfast love endures for</text:span><text:span text:style-name="T6">ever;</text:span></text:p>
            <text:p text:style-name="P6"><text:span text:style-name="T7">4</text:span><text:span text:style-name="T8"> </text:span><text:span text:style-name="T9">to him who alone does great</text:span><text:span text:style-name="T9"> wonders,</text:span></text:p>
            <text:p text:style-name="P5"><text:span text:style-name="T6"><text:s text:c="5"/></text:span><text:span text:style-name="T6">for his steadfast love endures for</text:span><text:span text:style-name="T6">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7" draw:layer="layout" svg:width="26.162cm" svg:height="7.874cm" svg:x="1.016cm" svg:y="0.254cm">
          <draw:text-box>
            <text:p text:style-name="P4"><text:span text:style-name="T3">5</text:span><text:span text:style-name="T4"> </text:span><text:span text:style-name="T5">to him who by understanding made the</text:span><text:span text:style-name="T5"> heavens,</text:span></text:p>
            <text:p text:style-name="P5"><text:span text:style-name="T6"><text:s text:c="5"/></text:span><text:span text:style-name="T6">for his steadfast love endures for</text:span><text:span text:style-name="T6">ever;</text:span></text:p>
            <text:p text:style-name="P6"><text:span text:style-name="T7">6</text:span><text:span text:style-name="T8"> </text:span><text:span text:style-name="T9">to him who spread out the earth above the </text:span></text:p>
            <text:p text:style-name="P6"><text:span text:style-name="T9"><text:s text:c="2"/></text:span><text:span text:style-name="T9">waters,</text:span></text:p>
            <text:p text:style-name="P5"><text:span text:style-name="T6"><text:s text:c="5"/></text:span><text:span text:style-name="T6">for his steadfast love endures for</text:span><text:span text:style-name="T6">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11" draw:layer="layout" svg:width="26.162cm" svg:height="6.604cm" svg:x="1.016cm" svg:y="0.254cm">
          <draw:text-box>
            <text:p text:style-name="P8"><text:span text:style-name="T3">7</text:span><text:span text:style-name="T4"> </text:span><text:span text:style-name="T5">to him who made the great lights,</text:span></text:p>
            <text:p text:style-name="P9"><text:span text:style-name="T10"><text:s text:c="5"/></text:span><text:span text:style-name="T10">for his steadfast love endures for</text:span><text:span text:style-name="T10">ever;</text:span></text:p>
            <text:p text:style-name="P10"><text:span text:style-name="T3">8</text:span><text:span text:style-name="T4"> </text:span><text:span text:style-name="T5">the sun to rule over the day,</text:span></text:p>
            <text:p text:style-name="P9"><text:span text:style-name="T10"><text:s text:c="5"/></text:span><text:span text:style-name="T10">for his steadfast love endures for</text:span><text:span text:style-name="T10">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11" draw:layer="layout" svg:width="26.162cm" svg:height="3.556cm" svg:x="1.016cm" svg:y="0.254cm">
          <draw:text-box>
            <text:p text:style-name="P8"><text:span text:style-name="T3">9</text:span><text:span text:style-name="T4"> </text:span><text:span text:style-name="T5">the moon and stars to rule over the night,</text:span></text:p>
            <text:p text:style-name="P9"><text:span text:style-name="T10"><text:s text:c="5"/></text:span><text:span text:style-name="T10">for his steadfast love endures for</text:span><text:span text:style-name="T10">ev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15" draw:layer="layout" svg:width="26.162cm" svg:height="7.766cm" svg:x="1.016cm" svg:y="0.254cm">
          <draw:text-box>
            <text:p text:style-name="P12"><text:span text:style-name="T11">C: </text:span><text:span text:style-name="T12">♫</text:span><text:span text:style-name="T13"> </text:span><text:span text:style-name="T10">Glory be to the Father and to the Son and to <text:s/></text:span></text:p>
            <text:p text:style-name="P12"><text:span text:style-name="T10"><text:s text:c="8"/></text:span><text:span text:style-name="T10">the Holy Ghost;</text:span></text:p>
            <text:p text:style-name="P13"><text:span text:style-name="T10"><text:s text:c="2"/></text:span><text:span text:style-name="T10">as it was in the beginning, is now, and ever shall </text:span></text:p>
            <text:p text:style-name="P13"><text:span text:style-name="T10"><text:s text:c="6"/></text:span><text:span text:style-name="T10">be, world without end. <text:s/>Amen.</text:span></text:p>
            <text:p text:style-name="P14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SBSymbol" svg:font-family="LSBSymbol"/>
    <style:font-face style:name="Segoe UI1" svg:font-family="'Segoe UI'"/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16:32:04.576000000</meta:creation-date>
    <dc:title>Hymn template</dc:title>
    <meta:editing-duration>PT6M22S</meta:editing-duration>
    <meta:editing-cycles>2</meta:editing-cycles>
    <meta:generator>LibreOffice/4.4.4.3$Windows_x86 LibreOffice_project/2c39ebcf046445232b798108aa8a7e7d89552ea8</meta:generator>
    <meta:initial-creator>Arthur Hoch</meta:initial-creator>
    <dc:date>2015-07-24T16:49:39.178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5-07-24T16:32:04.295000000"/>
  </office:meta>
</office:document-meta>
</file>